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00" style:master-page-name="MasterPage2" style:family="paragraph" style:name="P33">
      <style:paragraph-properties fo:text-align="center"/>
      <style:text-properties fo:color="#000000" fo:font-family="Noto Sans Mono" style:font-family-complex="Noto Sans Mono" fo:font-size="10pt" fo:language="en" fo:country="US"/>
    </style:style>
    <style:style style:family="text" style:name="T143">
      <style:text-properties fo:color="#353ff5" fo:font-family="DejaVu Sans Condensed" style:font-family-complex="DejaVu Sans Condensed" fo:font-size="16pt" fo:language="en" fo:country="US"/>
    </style:style>
    <style:style style:family="text" style:name="T144">
      <style:text-properties fo:color="#323cf5" fo:font-family="DejaVu Sans Condensed" style:font-family-complex="DejaVu Sans Condensed" fo:font-size="16pt" fo:language="en" fo:country="US"/>
    </style:style>
    <style:style style:family="text" style:name="T145">
      <style:text-properties fo:color="#000000" fo:font-family="Noto Sans Mono" style:font-family-complex="Noto Sans Mono" fo:font-size="10pt" fo:language="en" fo:country="US"/>
    </style:style>
    <style:style style:family="text" style:name="T146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34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47">
      <style:text-properties fo:color="#000000" fo:font-family="DejaVu Sans Condensed" style:font-family-complex="DejaVu Sans Condensed" fo:font-size="12pt" fo:language="en" fo:country="US"/>
    </style:style>
    <style:style style:family="text" style:name="T148">
      <style:text-properties fo:color="#000000" fo:font-family="Noto Sans Mono" style:font-family-complex="Noto Sans Mono" fo:font-size="10pt" fo:language="en" fo:country="US"/>
    </style:style>
    <style:style style:family="text" style:name="T149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35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50">
      <style:text-properties fo:color="#000000" fo:font-family="DejaVu Sans Condensed" style:font-family-complex="DejaVu Sans Condensed" fo:font-size="12pt" fo:language="en" fo:country="US"/>
    </style:style>
    <style:style style:family="text" style:name="T151">
      <style:text-properties fo:color="#000000" fo:font-family="Noto Sans Mono" style:font-family-complex="Noto Sans Mono" fo:font-size="10pt" fo:language="en" fo:country="US"/>
    </style:style>
    <style:style style:family="text" style:name="T152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36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53">
      <style:text-properties fo:color="#353ff5" fo:font-family="DejaVu Sans Condensed" style:font-family-complex="DejaVu Sans Condensed" fo:font-size="12pt" fo:language="en" fo:country="US"/>
    </style:style>
    <style:style style:family="text" style:name="T154">
      <style:text-properties fo:color="#000000" fo:font-family="Noto Sans Mono" style:font-family-complex="Noto Sans Mono" fo:font-size="10pt" fo:language="en" fo:country="US"/>
    </style:style>
    <style:style style:family="text" style:name="T155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37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56">
      <style:text-properties fo:color="#000000" fo:font-family="DejaVu Sans Condensed" style:font-family-complex="DejaVu Sans Condensed" fo:font-size="12pt" fo:language="en" fo:country="US"/>
    </style:style>
    <style:style style:family="text" style:name="T157">
      <style:text-properties fo:color="#000000" fo:font-family="Noto Sans Mono" style:font-family-complex="Noto Sans Mono" fo:font-size="10pt" fo:language="en" fo:country="US"/>
    </style:style>
    <style:style style:family="text" style:name="T158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38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59">
      <style:text-properties fo:color="#000000" fo:font-family="DejaVu Sans Condensed" style:font-family-complex="DejaVu Sans Condensed" fo:font-size="12pt" fo:language="en" fo:country="US"/>
    </style:style>
    <style:style style:family="text" style:name="T160">
      <style:text-properties fo:color="#000000" fo:font-family="Noto Sans Mono" style:font-family-complex="Noto Sans Mono" fo:font-size="10pt" fo:language="en" fo:country="US"/>
    </style:style>
    <style:style style:family="text" style:name="T161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39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62">
      <style:text-properties fo:color="#000000" fo:font-family="DejaVu Sans Condensed" style:font-family-complex="DejaVu Sans Condensed" fo:font-size="12pt" fo:language="en" fo:country="US"/>
    </style:style>
    <style:style style:family="text" style:name="T163">
      <style:text-properties fo:color="#000000" fo:font-family="Noto Sans Mono" style:font-family-complex="Noto Sans Mono" fo:font-size="10pt" fo:language="en" fo:country="US"/>
    </style:style>
    <style:style style:family="text" style:name="T164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0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65">
      <style:text-properties fo:color="#000000" fo:font-family="DejaVu Sans Condensed" style:font-family-complex="DejaVu Sans Condensed" fo:font-size="12pt" fo:language="en" fo:country="US"/>
    </style:style>
    <style:style style:family="text" style:name="T166">
      <style:text-properties fo:color="#000000" fo:font-family="Noto Sans Mono" style:font-family-complex="Noto Sans Mono" fo:font-size="10pt" fo:language="en" fo:country="US"/>
    </style:style>
    <style:style style:family="text" style:name="T167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1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68">
      <style:text-properties fo:color="#000000" fo:font-family="DejaVu Sans Condensed" style:font-family-complex="DejaVu Sans Condensed" fo:font-size="12pt" fo:language="en" fo:country="US"/>
    </style:style>
    <style:style style:family="text" style:name="T169">
      <style:text-properties fo:color="#000000" fo:font-family="Noto Sans Mono" style:font-family-complex="Noto Sans Mono" fo:font-size="10pt" fo:language="en" fo:country="US"/>
    </style:style>
    <style:style style:family="text" style:name="T170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2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71">
      <style:text-properties fo:color="#000000" fo:font-family="DejaVu Sans Condensed" style:font-family-complex="DejaVu Sans Condensed" fo:font-size="12pt" fo:language="en" fo:country="US"/>
    </style:style>
    <style:style style:family="text" style:name="T172">
      <style:text-properties fo:color="#000000" fo:font-family="Noto Sans Mono" style:font-family-complex="Noto Sans Mono" fo:font-size="10pt" fo:language="en" fo:country="US"/>
    </style:style>
    <style:style style:family="text" style:name="T173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3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74">
      <style:text-properties fo:color="#000000" fo:font-family="DejaVu Sans Condensed" style:font-family-complex="DejaVu Sans Condensed" fo:font-size="12pt" fo:language="en" fo:country="US"/>
    </style:style>
    <style:style style:family="text" style:name="T175">
      <style:text-properties fo:color="#000000" fo:font-family="Noto Sans Mono" style:font-family-complex="Noto Sans Mono" fo:font-size="10pt" fo:language="en" fo:country="US"/>
    </style:style>
    <style:style style:family="text" style:name="T176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4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77">
      <style:text-properties fo:color="#000000" fo:font-family="DejaVu Sans Condensed" style:font-family-complex="DejaVu Sans Condensed" fo:font-size="12pt" fo:language="en" fo:country="US"/>
    </style:style>
    <style:style style:family="text" style:name="T178">
      <style:text-properties fo:color="#000000" fo:font-family="Noto Sans Mono" style:font-family-complex="Noto Sans Mono" fo:font-size="10pt" fo:language="en" fo:country="US"/>
    </style:style>
    <style:style style:family="text" style:name="T179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5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80">
      <style:text-properties fo:color="#000000" fo:font-family="DejaVu Sans Condensed" style:font-family-complex="DejaVu Sans Condensed" fo:font-size="12pt" fo:language="en" fo:country="US"/>
    </style:style>
    <style:style style:family="text" style:name="T181">
      <style:text-properties fo:color="#000000" fo:font-family="Noto Sans Mono" style:font-family-complex="Noto Sans Mono" fo:font-size="10pt" fo:language="en" fo:country="US"/>
    </style:style>
    <style:style style:family="text" style:name="T182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6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83">
      <style:text-properties fo:color="#000000" fo:font-family="DejaVu Sans Condensed" style:font-family-complex="DejaVu Sans Condensed" fo:font-size="12pt" fo:language="en" fo:country="US"/>
    </style:style>
    <style:style style:family="text" style:name="T184">
      <style:text-properties fo:color="#000000" fo:font-family="Noto Sans Mono" style:font-family-complex="Noto Sans Mono" fo:font-size="10pt" fo:language="en" fo:country="US"/>
    </style:style>
    <style:style style:family="text" style:name="T185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7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186">
      <style:text-properties fo:color="#000000" fo:font-family="DejaVu Sans Condensed" style:font-family-complex="DejaVu Sans Condensed" fo:font-size="12pt" fo:language="en" fo:country="US"/>
    </style:style>
    <style:style style:family="text" style:name="T187">
      <style:text-properties fo:color="#000000" fo:font-family="Noto Sans Mono" style:font-family-complex="Noto Sans Mono" fo:font-size="10pt" fo:language="en" fo:country="US"/>
    </style:style>
    <style:style style:family="text" style:name="T188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189">
      <style:text-properties fo:color="#353ff5" fo:font-family="DejaVu Sans Condensed" style:font-family-complex="DejaVu Sans Condensed" fo:font-size="12pt" fo:language="en" fo:country="US"/>
    </style:style>
    <style:style style:family="text" style:name="T190">
      <style:text-properties fo:color="#000000" fo:font-family="Noto Sans Mono" style:font-family-complex="Noto Sans Mono" fo:font-size="10pt" fo:language="en" fo:country="US"/>
    </style:style>
    <style:style style:family="text" style:name="T191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4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192">
      <style:text-properties fo:color="#353ff5" fo:font-family="DejaVu Sans Condensed" style:font-family-complex="DejaVu Sans Condensed" fo:font-size="12pt" fo:language="en" fo:country="US"/>
    </style:style>
    <style:style style:family="text" style:name="T193">
      <style:text-properties fo:color="#000000" fo:font-family="Noto Sans Mono" style:font-family-complex="Noto Sans Mono" fo:font-size="10pt" fo:language="en" fo:country="US"/>
    </style:style>
    <style:style style:family="text" style:name="T194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0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195">
      <style:text-properties fo:color="#000000" fo:font-family="DejaVu Sans Condensed" style:font-family-complex="DejaVu Sans Condensed" fo:font-size="12pt" fo:language="en" fo:country="US"/>
    </style:style>
    <style:style style:family="text" style:name="T196">
      <style:text-properties fo:color="#000000" fo:font-family="DejaVu Sans Condensed" style:font-family-complex="DejaVu Sans Condensed" fo:font-size="12pt" fo:language="en" fo:country="US"/>
    </style:style>
    <style:style style:family="text" style:name="T197">
      <style:text-properties fo:color="#000000" fo:font-family="Noto Sans Mono" style:font-family-complex="Noto Sans Mono" fo:font-size="10pt" fo:language="en" fo:country="US"/>
    </style:style>
    <style:style style:family="text" style:name="T198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1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199">
      <style:text-properties fo:color="#353ff5" fo:font-family="DejaVu Sans Condensed" style:font-family-complex="DejaVu Sans Condensed" fo:font-size="12pt" fo:language="en" fo:country="US"/>
    </style:style>
    <style:style style:family="text" style:name="T200">
      <style:text-properties fo:color="#000000" fo:font-family="Noto Sans Mono" style:font-family-complex="Noto Sans Mono" fo:font-size="10pt" fo:language="en" fo:country="US"/>
    </style:style>
    <style:style style:family="text" style:name="T201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2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02">
      <style:text-properties fo:color="#000000" fo:font-family="DejaVu Sans Condensed" style:font-family-complex="DejaVu Sans Condensed" fo:font-size="12pt" fo:language="en" fo:country="US"/>
    </style:style>
    <style:style style:family="text" style:name="T203">
      <style:text-properties fo:color="#000000" style:text-position="super 58%" fo:font-family="DejaVu Sans Condensed" style:font-family-complex="DejaVu Sans Condensed" fo:font-size="12pt" fo:language="en" fo:country="US" fo:font-weight="normal"/>
    </style:style>
    <style:style style:family="text" style:name="T204">
      <style:text-properties fo:color="#000000" fo:font-family="DejaVu Sans Condensed" style:font-family-complex="DejaVu Sans Condensed" fo:font-size="12pt" fo:language="en" fo:country="US" fo:font-weight="normal"/>
    </style:style>
    <style:style style:family="text" style:name="T205">
      <style:text-properties fo:color="#000000" fo:font-family="Noto Sans Mono" style:font-family-complex="Noto Sans Mono" fo:font-size="10pt" fo:language="en" fo:country="US"/>
    </style:style>
    <style:style style:family="text" style:name="T206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3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07">
      <style:text-properties fo:color="#353ff5" fo:font-family="DejaVu Sans Condensed" style:font-family-complex="DejaVu Sans Condensed" fo:font-size="12pt" fo:language="en" fo:country="US"/>
    </style:style>
    <style:style style:family="text" style:name="T208">
      <style:text-properties fo:color="#000000" fo:font-family="Noto Sans Mono" style:font-family-complex="Noto Sans Mono" fo:font-size="10pt" fo:language="en" fo:country="US"/>
    </style:style>
    <style:style style:family="text" style:name="T209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4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10">
      <style:text-properties fo:color="#000000" fo:font-family="DejaVu Sans Condensed" style:font-family-complex="DejaVu Sans Condensed" fo:font-size="12pt" fo:language="en" fo:country="US"/>
    </style:style>
    <style:style style:family="text" style:name="T211">
      <style:text-properties fo:color="#000000" fo:font-family="Noto Sans Mono" style:font-family-complex="Noto Sans Mono" fo:font-size="10pt" fo:language="en" fo:country="US"/>
    </style:style>
    <style:style style:family="text" style:name="T212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5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13">
      <style:text-properties fo:color="#353ff5" fo:font-family="DejaVu Sans Condensed" style:font-family-complex="DejaVu Sans Condensed" fo:font-size="12pt" fo:language="en" fo:country="US"/>
    </style:style>
    <style:style style:family="text" style:name="T214">
      <style:text-properties fo:color="#000000" fo:font-family="Noto Sans Mono" style:font-family-complex="Noto Sans Mono" fo:font-size="10pt" fo:language="en" fo:country="US"/>
    </style:style>
    <style:style style:family="text" style:name="T215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6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16">
      <style:text-properties fo:color="#000000" fo:font-family="DejaVu Sans Condensed" style:font-family-complex="DejaVu Sans Condensed" fo:font-size="12pt" fo:language="en" fo:country="US"/>
    </style:style>
    <style:style style:family="text" style:name="T217">
      <style:text-properties fo:color="#000000" fo:font-family="Noto Sans Mono" style:font-family-complex="Noto Sans Mono" fo:font-size="10pt" fo:language="en" fo:country="US"/>
    </style:style>
    <style:style style:family="text" style:name="T218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7">
      <style:paragraph-properties fo:text-align="left"/>
      <style:text-properties fo:color="#000000" fo:font-family="Noto Sans Mono" style:font-family-complex="Noto Sans Mono" fo:font-size="10pt" fo:language="en" fo:country="US"/>
    </style:style>
    <style:style style:family="text" style:name="T219">
      <style:text-properties fo:color="#000000" fo:font-family="DejaVu Sans Condensed" style:font-family-complex="DejaVu Sans Condensed" fo:font-size="12pt" fo:language="en" fo:country="US"/>
    </style:style>
    <style:style style:family="text" style:name="T220">
      <style:text-properties fo:color="#000000" fo:font-family="Noto Sans Mono" style:font-family-complex="Noto Sans Mono" fo:font-size="10pt" fo:language="en" fo:country="US"/>
    </style:style>
    <style:style style:family="text" style:name="T221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22">
      <style:text-properties fo:color="#353ff5" fo:font-family="DejaVu Sans Condensed" style:font-family-complex="DejaVu Sans Condensed" fo:font-size="12pt" fo:language="en" fo:country="US"/>
    </style:style>
    <style:style style:family="text" style:name="T223">
      <style:text-properties fo:color="#000000" fo:font-family="Noto Sans Mono" style:font-family-complex="Noto Sans Mono" fo:font-size="10pt" fo:language="en" fo:country="US"/>
    </style:style>
    <style:style style:family="text" style:name="T224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5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25">
      <style:text-properties fo:color="#000000" fo:font-family="DejaVu Sans Mono" style:font-family-complex="DejaVu Sans Mono" fo:font-size="8pt" fo:language="en" fo:country="US" fo:font-weight="bold"/>
    </style:style>
    <style:style style:family="text" style:name="T226">
      <style:text-properties fo:color="#000000" fo:font-family="DejaVu Sans Mono" style:font-family-complex="DejaVu Sans Mono" fo:font-size="8pt" fo:language="en" fo:country="US" fo:font-weight="bold"/>
    </style:style>
    <style:style style:family="text" style:name="T227">
      <style:text-properties fo:color="#000000" fo:font-family="DejaVu Sans Mono" style:font-family-complex="DejaVu Sans Mono" fo:font-size="8pt" fo:language="en" fo:country="US" fo:font-weight="bold"/>
    </style:style>
    <style:style style:family="text" style:name="T228">
      <style:text-properties fo:color="#000000" fo:font-family="DejaVu Sans Mono" style:font-family-complex="DejaVu Sans Mono" fo:font-size="8pt" fo:language="en" fo:country="US" fo:font-weight="bold"/>
    </style:style>
    <style:style style:family="text" style:name="T229">
      <style:text-properties fo:color="#000000" fo:font-family="DejaVu Sans Mono" style:font-family-complex="DejaVu Sans Mono" fo:font-size="8pt" fo:language="en" fo:country="US" fo:font-weight="bold"/>
    </style:style>
    <style:style style:family="text" style:name="T230">
      <style:text-properties fo:color="#000000" fo:font-family="DejaVu Sans Mono" style:font-family-complex="DejaVu Sans Mono" fo:font-size="8pt" fo:language="en" fo:country="US" fo:font-weight="bold"/>
    </style:style>
    <style:style style:family="text" style:name="T231">
      <style:text-properties fo:color="#000000" fo:font-family="DejaVu Sans Mono" style:font-family-complex="DejaVu Sans Mono" fo:font-size="8pt" fo:language="en" fo:country="US" fo:font-weight="bold"/>
    </style:style>
    <style:style style:family="text" style:name="T232">
      <style:text-properties fo:color="#000000" fo:font-family="DejaVu Sans Mono" style:font-family-complex="DejaVu Sans Mono" fo:font-size="8pt" fo:language="en" fo:country="US" fo:font-weight="bold"/>
    </style:style>
    <style:style style:family="text" style:name="T233">
      <style:text-properties fo:color="#000000" fo:font-family="DejaVu Sans Mono" style:font-family-complex="DejaVu Sans Mono" fo:font-size="8pt" fo:language="en" fo:country="US" fo:font-weight="bold"/>
    </style:style>
    <style:style style:family="text" style:name="T234">
      <style:text-properties fo:color="#000000" fo:font-family="DejaVu Sans Mono" style:font-family-complex="DejaVu Sans Mono" fo:font-size="8pt" fo:language="en" fo:country="US" fo:font-weight="bold"/>
    </style:style>
    <style:style style:family="text" style:name="T235">
      <style:text-properties fo:color="#000000" fo:font-family="DejaVu Sans Mono" style:font-family-complex="DejaVu Sans Mono" fo:font-size="8pt" fo:language="en" fo:country="US" fo:font-weight="bold"/>
    </style:style>
    <style:style style:family="text" style:name="T236">
      <style:text-properties fo:color="#000000" fo:font-family="DejaVu Sans Mono" style:font-family-complex="DejaVu Sans Mono" fo:font-size="8pt" fo:language="en" fo:country="US" fo:font-weight="bold"/>
    </style:style>
    <style:style style:family="text" style:name="T237">
      <style:text-properties fo:color="#000000" fo:font-family="DejaVu Sans Mono" style:font-family-complex="DejaVu Sans Mono" fo:font-size="8pt" fo:language="en" fo:country="US" fo:font-weight="bold"/>
    </style:style>
    <style:style style:family="text" style:name="T238">
      <style:text-properties fo:color="#000000" fo:font-family="DejaVu Sans Mono" style:font-family-complex="DejaVu Sans Mono" fo:font-size="8pt" fo:language="en" fo:country="US" fo:font-weight="bold"/>
    </style:style>
    <style:style style:family="text" style:name="T239">
      <style:text-properties fo:color="#000000" fo:font-family="DejaVu Sans Mono" style:font-family-complex="DejaVu Sans Mono" fo:font-size="8pt" fo:language="en" fo:country="US" fo:font-weight="bold"/>
    </style:style>
    <style:style style:family="text" style:name="T240">
      <style:text-properties fo:color="#000000" fo:font-family="DejaVu Sans Mono" style:font-family-complex="DejaVu Sans Mono" fo:font-size="8pt" fo:language="en" fo:country="US" fo:font-weight="bold"/>
    </style:style>
    <style:style style:family="text" style:name="T241">
      <style:text-properties fo:color="#000000" fo:font-family="DejaVu Sans Mono" style:font-family-complex="DejaVu Sans Mono" fo:font-size="8pt" fo:language="en" fo:country="US" fo:font-weight="bold"/>
    </style:style>
    <style:style style:family="text" style:name="T242">
      <style:text-properties fo:color="#000000" fo:font-family="DejaVu Sans Mono" style:font-family-complex="DejaVu Sans Mono" fo:font-size="8pt" fo:language="en" fo:country="US" fo:font-weight="bold"/>
    </style:style>
    <style:style style:family="text" style:name="T243">
      <style:text-properties fo:color="#000000" fo:font-family="DejaVu Sans Mono" style:font-family-complex="DejaVu Sans Mono" fo:font-size="8pt" fo:language="en" fo:country="US" fo:font-weight="bold"/>
    </style:style>
    <style:style style:family="text" style:name="T244">
      <style:text-properties fo:color="#000000" fo:font-family="DejaVu Sans Mono" style:font-family-complex="DejaVu Sans Mono" fo:font-size="8pt" fo:language="en" fo:country="US" fo:font-weight="bold"/>
    </style:style>
    <style:style style:family="text" style:name="T245">
      <style:text-properties fo:color="#000000" fo:font-family="DejaVu Sans Mono" style:font-family-complex="DejaVu Sans Mono" fo:font-size="8pt" fo:language="en" fo:country="US" fo:font-weight="bold"/>
    </style:style>
    <style:style style:family="text" style:name="T246">
      <style:text-properties fo:color="#000000" fo:font-family="DejaVu Sans Mono" style:font-family-complex="DejaVu Sans Mono" fo:font-size="8pt" fo:language="en" fo:country="US" fo:font-weight="bold"/>
    </style:style>
    <style:style style:family="text" style:name="T247">
      <style:text-properties fo:color="#000000" fo:font-family="DejaVu Sans Mono" style:font-family-complex="DejaVu Sans Mono" fo:font-size="8pt" fo:language="en" fo:country="US" fo:font-weight="bold"/>
    </style:style>
    <style:style style:family="text" style:name="T248">
      <style:text-properties fo:color="#000000" fo:font-family="DejaVu Sans Mono" style:font-family-complex="DejaVu Sans Mono" fo:font-size="8pt" fo:language="en" fo:country="US" fo:font-weight="bold"/>
    </style:style>
    <style:style style:family="text" style:name="T249">
      <style:text-properties fo:color="#000000" fo:font-family="DejaVu Sans Mono" style:font-family-complex="DejaVu Sans Mono" fo:font-size="8pt" fo:language="en" fo:country="US" fo:font-weight="bold"/>
    </style:style>
    <style:style style:family="text" style:name="T250">
      <style:text-properties fo:color="#000000" fo:font-family="DejaVu Sans Mono" style:font-family-complex="DejaVu Sans Mono" fo:font-size="8pt" fo:language="en" fo:country="US" fo:font-weight="bold"/>
    </style:style>
    <style:style style:family="text" style:name="T251">
      <style:text-properties fo:color="#000000" fo:font-family="DejaVu Sans Mono" style:font-family-complex="DejaVu Sans Mono" fo:font-size="8pt" fo:language="en" fo:country="US" fo:font-weight="bold"/>
    </style:style>
    <style:style style:family="text" style:name="T252">
      <style:text-properties fo:color="#000000" fo:font-family="DejaVu Sans Mono" style:font-family-complex="DejaVu Sans Mono" fo:font-size="8pt" fo:language="en" fo:country="US" fo:font-weight="bold"/>
    </style:style>
    <style:style style:family="text" style:name="T253">
      <style:text-properties fo:color="#000000" fo:font-family="DejaVu Sans Mono" style:font-family-complex="DejaVu Sans Mono" fo:font-size="8pt" fo:language="en" fo:country="US" fo:font-weight="bold"/>
    </style:style>
    <style:style style:family="text" style:name="T254">
      <style:text-properties fo:color="#000000" fo:font-family="Noto Sans Mono" style:font-family-complex="Noto Sans Mono" fo:font-size="10pt" fo:language="en" fo:country="US"/>
    </style:style>
    <style:style style:family="text" style:name="T255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0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56">
      <style:text-properties fo:color="#000000" fo:font-family="DejaVu Sans Mono" style:font-family-complex="DejaVu Sans Mono" fo:font-size="8pt" fo:language="en" fo:country="US" fo:font-weight="bold"/>
    </style:style>
    <style:style style:family="text" style:name="T257">
      <style:text-properties fo:color="#000000" fo:font-family="Noto Sans Mono" style:font-family-complex="Noto Sans Mono" fo:font-size="10pt" fo:language="en" fo:country="US"/>
    </style:style>
    <style:style style:family="text" style:name="T258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1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59">
      <style:text-properties fo:color="#000000" fo:font-family="DejaVu Sans Mono" style:font-family-complex="DejaVu Sans Mono" fo:font-size="8pt" fo:language="en" fo:country="US" fo:font-weight="bold"/>
    </style:style>
    <style:style style:family="text" style:name="T260">
      <style:text-properties fo:color="#000000" fo:font-family="Noto Sans Mono" style:font-family-complex="Noto Sans Mono" fo:font-size="10pt" fo:language="en" fo:country="US"/>
    </style:style>
    <style:style style:family="text" style:name="T261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2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62">
      <style:text-properties fo:color="#000000" fo:font-family="DejaVu Sans Mono" style:font-family-complex="DejaVu Sans Mono" fo:font-size="8pt" fo:language="en" fo:country="US" fo:font-weight="bold"/>
    </style:style>
    <style:style style:family="text" style:name="T263">
      <style:text-properties fo:color="#000000" fo:font-family="Noto Sans Mono" style:font-family-complex="Noto Sans Mono" fo:font-size="10pt" fo:language="en" fo:country="US"/>
    </style:style>
    <style:style style:family="text" style:name="T264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3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65">
      <style:text-properties fo:color="#000000" fo:font-family="DejaVu Sans Mono" style:font-family-complex="DejaVu Sans Mono" fo:font-size="8pt" fo:language="en" fo:country="US" fo:font-weight="bold"/>
    </style:style>
    <style:style style:family="text" style:name="T266">
      <style:text-properties fo:color="#000000" fo:font-family="Noto Sans Mono" style:font-family-complex="Noto Sans Mono" fo:font-size="10pt" fo:language="en" fo:country="US"/>
    </style:style>
    <style:style style:family="text" style:name="T267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4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68">
      <style:text-properties fo:color="#000000" fo:font-family="DejaVu Sans Mono" style:font-family-complex="DejaVu Sans Mono" fo:font-size="8pt" fo:language="en" fo:country="US" fo:font-weight="bold"/>
    </style:style>
    <style:style style:family="text" style:name="T269">
      <style:text-properties fo:color="#000000" fo:font-family="Noto Sans Mono" style:font-family-complex="Noto Sans Mono" fo:font-size="10pt" fo:language="en" fo:country="US"/>
    </style:style>
    <style:style style:family="text" style:name="T270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5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71">
      <style:text-properties fo:color="#000000" fo:font-family="DejaVu Sans Mono" style:font-family-complex="DejaVu Sans Mono" fo:font-size="8pt" fo:language="en" fo:country="US" fo:font-weight="bold"/>
    </style:style>
    <style:style style:family="text" style:name="T272">
      <style:text-properties fo:color="#000000" fo:font-family="Noto Sans Mono" style:font-family-complex="Noto Sans Mono" fo:font-size="10pt" fo:language="en" fo:country="US"/>
    </style:style>
    <style:style style:family="text" style:name="T273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6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74">
      <style:text-properties fo:color="#000000" fo:font-family="DejaVu Sans Mono" style:font-family-complex="DejaVu Sans Mono" fo:font-size="8pt" fo:language="en" fo:country="US" fo:font-weight="bold"/>
    </style:style>
    <style:style style:family="text" style:name="T275">
      <style:text-properties fo:color="#000000" fo:font-family="Noto Sans Mono" style:font-family-complex="Noto Sans Mono" fo:font-size="10pt" fo:language="en" fo:country="US"/>
    </style:style>
    <style:style style:family="text" style:name="T276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7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77">
      <style:text-properties fo:color="#000000" fo:font-family="DejaVu Sans Mono" style:font-family-complex="DejaVu Sans Mono" fo:font-size="8pt" fo:language="en" fo:country="US" fo:font-weight="bold"/>
    </style:style>
    <style:style style:family="text" style:name="T278">
      <style:text-properties fo:color="#000000" fo:font-family="Noto Sans Mono" style:font-family-complex="Noto Sans Mono" fo:font-size="10pt" fo:language="en" fo:country="US"/>
    </style:style>
    <style:style style:family="text" style:name="T279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80">
      <style:text-properties fo:color="#000000" fo:font-family="DejaVu Sans Mono" style:font-family-complex="DejaVu Sans Mono" fo:font-size="8pt" fo:language="en" fo:country="US" fo:font-weight="bold"/>
    </style:style>
    <style:style style:family="text" style:name="T281">
      <style:text-properties fo:color="#000000" fo:font-family="Noto Sans Mono" style:font-family-complex="Noto Sans Mono" fo:font-size="10pt" fo:language="en" fo:country="US"/>
    </style:style>
    <style:style style:family="text" style:name="T282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6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83">
      <style:text-properties fo:color="#000000" fo:font-family="DejaVu Sans Mono" style:font-family-complex="DejaVu Sans Mono" fo:font-size="8pt" fo:language="en" fo:country="US" fo:font-weight="bold"/>
    </style:style>
    <style:style style:family="text" style:name="T284">
      <style:text-properties fo:color="#000000" fo:font-family="Noto Sans Mono" style:font-family-complex="Noto Sans Mono" fo:font-size="10pt" fo:language="en" fo:country="US"/>
    </style:style>
    <style:style style:family="text" style:name="T285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0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86">
      <style:text-properties fo:color="#000000" fo:font-family="DejaVu Sans Mono" style:font-family-complex="DejaVu Sans Mono" fo:font-size="8pt" fo:language="en" fo:country="US" fo:font-weight="bold"/>
    </style:style>
    <style:style style:family="text" style:name="T287">
      <style:text-properties fo:color="#000000" fo:font-family="Noto Sans Mono" style:font-family-complex="Noto Sans Mono" fo:font-size="10pt" fo:language="en" fo:country="US"/>
    </style:style>
    <style:style style:family="text" style:name="T288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1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89">
      <style:text-properties fo:color="#000000" fo:font-family="DejaVu Sans Mono" style:font-family-complex="DejaVu Sans Mono" fo:font-size="8pt" fo:language="en" fo:country="US" fo:font-weight="bold"/>
    </style:style>
    <style:style style:family="text" style:name="T290">
      <style:text-properties fo:color="#000000" fo:font-family="Noto Sans Mono" style:font-family-complex="Noto Sans Mono" fo:font-size="10pt" fo:language="en" fo:country="US"/>
    </style:style>
    <style:style style:family="text" style:name="T291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2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92">
      <style:text-properties fo:color="#000000" fo:font-family="DejaVu Sans Mono" style:font-family-complex="DejaVu Sans Mono" fo:font-size="8pt" fo:language="en" fo:country="US" fo:font-weight="bold"/>
    </style:style>
    <style:style style:family="text" style:name="T293">
      <style:text-properties fo:color="#000000" fo:font-family="Noto Sans Mono" style:font-family-complex="Noto Sans Mono" fo:font-size="10pt" fo:language="en" fo:country="US"/>
    </style:style>
    <style:style style:family="text" style:name="T294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3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95">
      <style:text-properties fo:color="#000000" fo:font-family="DejaVu Sans Mono" style:font-family-complex="DejaVu Sans Mono" fo:font-size="8pt" fo:language="en" fo:country="US" fo:font-weight="bold"/>
    </style:style>
    <style:style style:family="text" style:name="T296">
      <style:text-properties fo:color="#000000" fo:font-family="Noto Sans Mono" style:font-family-complex="Noto Sans Mono" fo:font-size="10pt" fo:language="en" fo:country="US"/>
    </style:style>
    <style:style style:family="text" style:name="T297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4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298">
      <style:text-properties fo:color="#000000" fo:font-family="DejaVu Sans Mono" style:font-family-complex="DejaVu Sans Mono" fo:font-size="8pt" fo:language="en" fo:country="US" fo:font-weight="bold"/>
    </style:style>
    <style:style style:family="text" style:name="T299">
      <style:text-properties fo:color="#000000" fo:font-family="Noto Sans Mono" style:font-family-complex="Noto Sans Mono" fo:font-size="10pt" fo:language="en" fo:country="US"/>
    </style:style>
    <style:style style:family="text" style:name="T300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5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01">
      <style:text-properties fo:color="#000000" fo:font-family="DejaVu Sans Mono" style:font-family-complex="DejaVu Sans Mono" fo:font-size="8pt" fo:language="en" fo:country="US" fo:font-weight="bold"/>
    </style:style>
    <style:style style:family="text" style:name="T302">
      <style:text-properties fo:color="#000000" fo:font-family="Noto Sans Mono" style:font-family-complex="Noto Sans Mono" fo:font-size="10pt" fo:language="en" fo:country="US"/>
    </style:style>
    <style:style style:family="text" style:name="T303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6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04">
      <style:text-properties fo:color="#000000" fo:font-family="DejaVu Sans Condensed" style:font-family-complex="DejaVu Sans Condensed" fo:font-size="12pt" fo:language="en" fo:country="US"/>
    </style:style>
    <style:style style:family="text" style:name="T305">
      <style:text-properties fo:color="#000000" fo:font-family="Noto Sans Mono" style:font-family-complex="Noto Sans Mono" fo:font-size="10pt" fo:language="en" fo:country="US"/>
    </style:style>
    <style:style style:family="text" style:name="T306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7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07">
      <style:text-properties fo:color="#323cf5" fo:font-family="DejaVu Sans Condensed" style:font-family-complex="DejaVu Sans Condensed" fo:font-size="12pt" fo:language="en" fo:country="US"/>
    </style:style>
    <style:style style:family="text" style:name="T308">
      <style:text-properties fo:color="#000000" fo:font-family="Noto Sans Mono" style:font-family-complex="Noto Sans Mono" fo:font-size="10pt" fo:language="en" fo:country="US"/>
    </style:style>
    <style:style style:family="text" style:name="T309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10">
      <style:text-properties fo:color="#000000" fo:font-family="DejaVu Sans Condensed" style:font-family-complex="DejaVu Sans Condensed" fo:font-size="12pt" fo:language="en" fo:country="US"/>
    </style:style>
    <style:style style:family="text" style:name="T311">
      <style:text-properties fo:color="#000000" fo:font-family="Noto Sans Mono" style:font-family-complex="Noto Sans Mono" fo:font-size="10pt" fo:language="en" fo:country="US"/>
    </style:style>
    <style:style style:family="text" style:name="T312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7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13">
      <style:text-properties fo:color="#000000" fo:font-family="DejaVu Sans Condensed" style:font-family-complex="DejaVu Sans Condensed" fo:font-size="12pt" fo:language="en" fo:country="US"/>
    </style:style>
    <style:style style:family="text" style:name="T314">
      <style:text-properties fo:color="#000000" fo:font-family="Noto Sans Mono" style:font-family-complex="Noto Sans Mono" fo:font-size="10pt" fo:language="en" fo:country="US"/>
    </style:style>
    <style:style style:family="text" style:name="T315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0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16">
      <style:text-properties fo:color="#000000" fo:font-family="DejaVu Sans Condensed" style:font-family-complex="DejaVu Sans Condensed" fo:font-size="12pt" fo:language="en" fo:country="US"/>
    </style:style>
    <style:style style:family="text" style:name="T317">
      <style:text-properties fo:color="#000000" fo:font-family="Noto Sans Mono" style:font-family-complex="Noto Sans Mono" fo:font-size="10pt" fo:language="en" fo:country="US"/>
    </style:style>
    <style:style style:family="text" style:name="T318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1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19">
      <style:text-properties fo:color="#323cf5" fo:font-family="DejaVu Sans Condensed" style:font-family-complex="DejaVu Sans Condensed" fo:font-size="12pt" fo:language="en" fo:country="US"/>
    </style:style>
    <style:style style:family="text" style:name="T320">
      <style:text-properties fo:color="#000000" fo:font-family="Noto Sans Mono" style:font-family-complex="Noto Sans Mono" fo:font-size="10pt" fo:language="en" fo:country="US"/>
    </style:style>
    <style:style style:family="text" style:name="T321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2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22">
      <style:text-properties fo:color="#000000" fo:font-family="DejaVu Sans Condensed" style:font-family-complex="DejaVu Sans Condensed" fo:font-size="12pt" fo:language="en" fo:country="US"/>
    </style:style>
    <style:style style:family="text" style:name="T323">
      <style:text-properties fo:color="#000000" fo:font-family="Noto Sans Mono" style:font-family-complex="Noto Sans Mono" fo:font-size="10pt" fo:language="en" fo:country="US"/>
    </style:style>
    <style:style style:family="text" style:name="T324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3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25">
      <style:text-properties fo:color="#000000" fo:font-family="DejaVu Sans Condensed" style:font-family-complex="DejaVu Sans Condensed" fo:font-size="12pt" fo:language="en" fo:country="US"/>
    </style:style>
    <style:style style:family="text" style:name="T326">
      <style:text-properties fo:color="#000000" fo:font-family="Noto Sans Mono" style:font-family-complex="Noto Sans Mono" fo:font-size="10pt" fo:language="en" fo:country="US"/>
    </style:style>
    <style:style style:family="text" style:name="T327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4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28">
      <style:text-properties fo:color="#000000" fo:font-family="DejaVu Sans Condensed" style:font-family-complex="DejaVu Sans Condensed" fo:font-size="12pt" fo:language="en" fo:country="US"/>
    </style:style>
    <style:style style:family="text" style:name="T329">
      <style:text-properties fo:color="#000000" fo:font-family="Noto Sans Mono" style:font-family-complex="Noto Sans Mono" fo:font-size="10pt" fo:language="en" fo:country="US"/>
    </style:style>
    <style:style style:family="text" style:name="T330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5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31">
      <style:text-properties fo:color="#000000" fo:font-family="DejaVu Sans Condensed" style:font-family-complex="DejaVu Sans Condensed" fo:font-size="12pt" fo:language="en" fo:country="US"/>
    </style:style>
    <style:style style:family="text" style:name="T332">
      <style:text-properties fo:color="#000000" fo:font-family="Noto Sans Mono" style:font-family-complex="Noto Sans Mono" fo:font-size="10pt" fo:language="en" fo:country="US"/>
    </style:style>
    <style:style style:family="text" style:name="T333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6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34">
      <style:text-properties fo:color="#000000" fo:font-family="Noto Sans Mono" style:font-family-complex="Noto Sans Mono" fo:font-size="10pt" fo:language="en" fo:country="US"/>
    </style:style>
    <style:style style:family="text" style:name="T335">
      <style:text-properties fo:color="#000000" fo:font-family="Noto Sans Mono" style:font-family-complex="Noto Sans Mono" fo:font-size="10pt" fo:language="en" fo:country="US"/>
    </style:style>
    <style:style style:family="text" style:name="T336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7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37">
      <style:text-properties fo:color="#353ff5" fo:font-family="DejaVu Sans Condensed" style:font-family-complex="DejaVu Sans Condensed" fo:font-size="12pt" fo:language="en" fo:country="US"/>
    </style:style>
    <style:style style:family="text" style:name="T338">
      <style:text-properties fo:color="#000000" fo:font-family="Noto Sans Mono" style:font-family-complex="Noto Sans Mono" fo:font-size="10pt" fo:language="en" fo:country="US"/>
    </style:style>
    <style:style style:family="text" style:name="T339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8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40">
      <style:text-properties fo:color="#000000" fo:font-family="DejaVu Sans Condensed" style:font-family-complex="DejaVu Sans Condensed" fo:font-size="12pt" fo:language="en" fo:country="US"/>
    </style:style>
    <style:style style:family="text" style:name="T341">
      <style:text-properties fo:color="#000000" fo:font-family="Noto Sans Mono" style:font-family-complex="Noto Sans Mono" fo:font-size="10pt" fo:language="en" fo:country="US"/>
    </style:style>
    <style:style style:family="text" style:name="T342">
      <style:text-properties fo:color="#000000" fo:font-family="Noto Sans Mono" style:font-family-complex="Noto Sans Mono" fo:font-size="10pt" fo:language="en" fo:country="US"/>
    </style:style>
    <style:style style:parent-style-name="700" style:family="paragraph" style:name="P89">
      <style:paragraph-properties fo:text-align="left" fo:margin-left="0cm" fo:margin-right="0cm" fo:text-indent="0cm"/>
      <style:text-properties fo:color="#000000" fo:font-family="Noto Sans Mono" style:font-family-complex="Noto Sans Mono" fo:font-size="10pt" fo:language="en" fo:country="US"/>
    </style:style>
    <style:style style:family="text" style:name="T343">
      <style:text-properties fo:color="#000000" fo:font-family="DejaVu Sans Condensed" style:font-family-complex="DejaVu Sans Condensed" fo:font-size="12pt" fo:language="en" fo:country="US"/>
    </style:style>
    <style:style style:family="text" style:name="T344">
      <style:text-properties fo:color="#000000" fo:font-family="Noto Sans Mono" style:font-family-complex="Noto Sans Mono" fo:font-size="10pt" fo:language="en" fo:country="US"/>
    </style:style>
    <style:style style:family="text" style:name="T345">
      <style:text-properties fo:color="#000000" fo:font-family="Noto Sans Mono" style:font-family-complex="Noto Sans Mono" fo:font-size="10pt" fo:language="en" fo:country="US"/>
    </style:style>
  </office:automatic-styles>
  <office:body>
    <office:text text:use-soft-page-breaks="true">
      <text:p text:style-name="P33"><text:span text:style-name="T143">Govno </text:span><text:span text:style-name="T144">Core 16</text:span><text:span text:style-name="T145"/><text:span text:style-name="T146"/></text:p>
      <text:p text:style-name="P34"><text:span text:style-name="T147"><text:s text:c="2"/>This manual will give you all of the information on how to write programs for a Govno Core 16 16-bit processor.</text:span><text:span text:style-name="T148"/><text:span text:style-name="T149"/></text:p>
      <text:p text:style-name="P35"><text:span text:style-name="T150"/><text:span text:style-name="T151"/><text:span text:style-name="T152"/></text:p>
      <text:p text:style-name="P36"><text:span text:style-name="T153">Contents</text:span><text:span text:style-name="T154"/><text:span text:style-name="T155"/></text:p>
      <text:p text:style-name="P37"><text:span text:style-name="T156"><text:s text:c="2"/>1. Basics</text:span><text:span text:style-name="T157"/><text:span text:style-name="T158"/></text:p>
      <text:p text:style-name="P38"><text:span text:style-name="T159"><text:s text:c="4"/>1.1. About Govno Core 16 and CGovnOS</text:span><text:span text:style-name="T160"/><text:span text:style-name="T161"/></text:p>
      <text:p text:style-name="P39"><text:span text:style-name="T162"><text:s text:c="4"/>1.2. Register layout</text:span><text:span text:style-name="T163"/><text:span text:style-name="T164"/></text:p>
      <text:p text:style-name="P40"><text:span text:style-name="T165"><text:s text:c="4"/>1.3. Memory layout</text:span><text:span text:style-name="T166"/><text:span text:style-name="T167"/></text:p>
      <text:p text:style-name="P41"><text:span text:style-name="T168"><text:s text:c="6"/>1.3.1. Default memory registers</text:span><text:span text:style-name="T169"/><text:span text:style-name="T170"/></text:p>
      <text:p text:style-name="P42"><text:span text:style-name="T171"><text:s text:c="4"/>1.4. Memory addressing types</text:span><text:span text:style-name="T172"/><text:span text:style-name="T173"/></text:p>
      <text:p text:style-name="P43"><text:span text:style-name="T174"><text:s text:c="4"/>1.5. Halt and reboot</text:span><text:span text:style-name="T175"/><text:span text:style-name="T176"/></text:p>
      <text:p text:style-name="P44"><text:span text:style-name="T177"><text:s text:c="2"/>2.</text:span><text:span text:style-name="T178"/><text:span text:style-name="T179"/></text:p>
      <text:p text:style-name="P45"><text:span text:style-name="T180"><text:s text:c="2"/>3. Instruction set lookup table</text:span><text:span text:style-name="T181"/><text:span text:style-name="T182"/></text:p>
      <text:p text:style-name="P46"><text:span text:style-name="T183"><text:s text:c="2"/>4. Footnotes</text:span><text:span text:style-name="T184"/><text:span text:style-name="T185"/></text:p>
      <text:p text:style-name="P47"><text:span text:style-name="T186"/><text:span text:style-name="T187"/><text:span text:style-name="T188"/></text:p>
      <text:p text:style-name="P48"><text:span text:style-name="T189">1. Basics</text:span><text:span text:style-name="T190"/><text:span text:style-name="T191"/></text:p>
      <text:p text:style-name="P49"><text:span text:style-name="T192"><text:s text:c="2"/>1.1. About Govno Core 16</text:span><text:span text:style-name="T193"/><text:span text:style-name="T194"/></text:p>
      <text:p text:style-name="P50"><text:span text:style-name="T195"/><text:span text:style-name="T196"><text:s text:c="4"/>Govno Core 16 is a 16-bit single-thread processor, that can be emulated using the CGovnOS emulator.</text:span><text:span text:style-name="T197"/><text:span text:style-name="T198"/></text:p>
      <text:p text:style-name="P51"><text:span text:style-name="T199"><text:s text:c="2"/>1.2. Register layout</text:span><text:span text:style-name="T200"/><text:span text:style-name="T201"/></text:p>
      <text:p text:style-name="P52"><text:span text:style-name="T202"><text:s text:c="4"/>Govno Core 16 has only 3 registers. SP, CS and PC. SP is a stack pointer, so it points to the highest stack value</text:span><text:span text:style-name="T203">[1]</text:span><text:span text:style-name="T204">. CS is unused by the instructions, so you can use it as a Base Pointer for function scopes (like BP in Intel Processors). PC is a program counter, it points to the instruction currently executing.</text:span><text:span text:style-name="T205"/><text:span text:style-name="T206"/></text:p>
      <text:p text:style-name="P53"><text:span text:style-name="T207"><text:s text:c="2"/>1.3. Memory layout</text:span><text:span text:style-name="T208"/><text:span text:style-name="T209"/></text:p>
      <text:p text:style-name="P54"><text:span text:style-name="T210"><text:s text:c="4"/>Memory layout is really simple. Other processors/RAMs have sections/segments of code, such as .text, .data and .bss. Govno Core 16 doesn’t have these, only one section containing the whole RAM.</text:span><text:span text:style-name="T211"/><text:span text:style-name="T212"/></text:p>
      <text:p text:style-name="P55"><text:span text:style-name="T213"><text:s text:c="4"/>1.3.1. Default memory registers</text:span><text:span text:style-name="T214"/><text:span text:style-name="T215"/></text:p>
      <text:p text:style-name="P56"><text:span text:style-name="T216"><text:s text:c="6"/>SP and CS are set to %FFFF by default, and PC is set to %0000 when reset.</text:span><text:span text:style-name="T217"/><text:span text:style-name="T218"/></text:p>
      <text:p text:style-name="P57"><text:span text:style-name="T219"/><text:span text:style-name="T220"/><text:span text:style-name="T221"/></text:p>
      <text:p text:style-name="P58"><text:span text:style-name="T222">3.<text:s text:c="2"/>Instruction set lookup table</text:span><text:span text:style-name="T223"/><text:span text:style-name="T224"/></text:p>
      <text:p text:style-name="P59"><text:span text:style-name="T225"><text:s text:c="3"/>00<text:s text:c="4"/>01</text:span><text:span text:style-name="T226"><text:s text:c="4"/></text:span><text:span text:style-name="T227">02</text:span><text:span text:style-name="T228"><text:s text:c="4"/></text:span><text:span text:style-name="T229">03</text:span><text:span text:style-name="T230"><text:s text:c="4"/></text:span><text:span text:style-name="T231">04</text:span><text:span text:style-name="T232"><text:s text:c="4"/></text:span><text:span text:style-name="T233">05</text:span><text:span text:style-name="T234"><text:s text:c="4"/></text:span><text:span text:style-name="T235">06</text:span><text:span text:style-name="T236"><text:s text:c="4"/></text:span><text:span text:style-name="T237">07</text:span><text:span text:style-name="T238"><text:s text:c="4"/></text:span><text:span text:style-name="T239">08</text:span><text:span text:style-name="T240"><text:s text:c="4"/></text:span><text:span text:style-name="T241">09</text:span><text:span text:style-name="T242"><text:s text:c="4"/></text:span><text:span text:style-name="T243">0A</text:span><text:span text:style-name="T244"><text:s text:c="4"/></text:span><text:span text:style-name="T245">0B</text:span><text:span text:style-name="T246"><text:s text:c="4"/></text:span><text:span text:style-name="T247">0C</text:span><text:span text:style-name="T248"><text:s text:c="4"/></text:span><text:span text:style-name="T249">0D</text:span><text:span text:style-name="T250"><text:s text:c="4"/></text:span><text:span text:style-name="T251">0E</text:span><text:span text:style-name="T252"><text:s text:c="4"/></text:span><text:span text:style-name="T253">0F</text:span><text:span text:style-name="T254"/><text:span text:style-name="T255"/></text:p>
      <text:p text:style-name="P60"><text:span text:style-name="T256">00 NOP<text:s text:c="3"/>CPUID CSP<text:s text:c="3"/>SHL<text:s text:c="3"/>SHR<text:s text:c="3"/>MOD<text:s text:c="9"/>JMP<text:s text:c="3"/>JMI</text:span><text:span text:style-name="T257"/><text:span text:style-name="T258"/></text:p>
      <text:p text:style-name="P61"><text:span text:style-name="T259">10 RDDW<text:s text:c="2"/>CMP<text:s text:c="3"/>CMIM<text:s text:c="2"/>AND<text:s text:c="3"/>OR<text:s text:c="4"/>XOR<text:s text:c="3"/>NAND<text:s text:c="2"/>NOR<text:s text:c="3"/>NOT<text:s text:c="3"/>PUSH<text:s text:c="2"/>POP<text:s text:c="3"/>DUP<text:s text:c="3"/>SWAP<text:s text:c="2"/>ADD<text:s text:c="3"/>SUB<text:s text:c="3"/>MUL</text:span><text:span text:style-name="T260"/><text:span text:style-name="T261"/></text:p>
      <text:p text:style-name="P62"><text:span text:style-name="T262">20 RDDB<text:s text:c="2"/>REAB<text:s text:c="2"/>REAW<text:s text:c="2"/>INT<text:s text:c="3"/>DIV<text:s text:c="3"/>RDDBR RDDWR</text:span><text:span text:style-name="T263"/><text:span text:style-name="T264"/></text:p>
      <text:p text:style-name="P63"><text:span text:style-name="T265">30<text:s text:c="31"/>LODB<text:s text:c="2"/>LODW</text:span><text:span text:style-name="T266"/><text:span text:style-name="T267"/></text:p>
      <text:p text:style-name="P64"><text:span text:style-name="T268">40<text:s text:c="43"/>CALL<text:s text:c="2"/>RET<text:s text:c="9"/>LSP<text:s text:c="3"/>LCS<text:s text:c="3"/>SSP<text:s text:c="3"/>SCS<text:s text:c="3"/>SPC</text:span><text:span text:style-name="T269"/><text:span text:style-name="T270"/></text:p>
      <text:p text:style-name="P65"><text:span text:style-name="T271">50</text:span><text:span text:style-name="T272"/><text:span text:style-name="T273"/></text:p>
      <text:p text:style-name="P66"><text:span text:style-name="T274">60</text:span><text:span text:style-name="T275"/><text:span text:style-name="T276"/></text:p>
      <text:p text:style-name="P67"><text:span text:style-name="T277">70</text:span><text:span text:style-name="T278"/><text:span text:style-name="T279"/></text:p>
      <text:p text:style-name="P68"><text:span text:style-name="T280">80</text:span><text:span text:style-name="T281"/><text:span text:style-name="T282"/></text:p>
      <text:p text:style-name="P69"><text:span text:style-name="T283">90</text:span><text:span text:style-name="T284"/><text:span text:style-name="T285"/></text:p>
      <text:p text:style-name="P70"><text:span text:style-name="T286">A0<text:s text:c="55"/>$SPC<text:s text:c="2"/>$GFS</text:span><text:span text:style-name="T287"/><text:span text:style-name="T288"/></text:p>
      <text:p text:style-name="P71"><text:span text:style-name="T289">B0</text:span><text:span text:style-name="T290"/><text:span text:style-name="T291"/></text:p>
      <text:p text:style-name="P72"><text:span text:style-name="T292">C0</text:span><text:span text:style-name="T293"/><text:span text:style-name="T294"/></text:p>
      <text:p text:style-name="P73"><text:span text:style-name="T295">D0</text:span><text:span text:style-name="T296"/><text:span text:style-name="T297"/></text:p>
      <text:p text:style-name="P74"><text:span text:style-name="T298">E0</text:span><text:span text:style-name="T299"/><text:span text:style-name="T300"/></text:p>
      <text:p text:style-name="P75"><text:span text:style-name="T301">F0</text:span><text:span text:style-name="T302"/><text:span text:style-name="T303"/></text:p>
      <text:p text:style-name="P76"><text:span text:style-name="T304"/><text:span text:style-name="T305"/><text:span text:style-name="T306"/></text:p>
      <text:p text:style-name="P77"><text:span text:style-name="T307">%0A9 – $SPC – Special VM codes</text:span><text:span text:style-name="T308"/><text:span text:style-name="T309"/></text:p>
      <text:p text:style-name="P78"><text:span text:style-name="T310"><text:s text:c="2"/>%0A9 %55 – Halt</text:span><text:span text:style-name="T311"/><text:span text:style-name="T312"/></text:p>
      <text:p text:style-name="P79"><text:span text:style-name="T313"><text:s text:c="2"/>%0A9 %56 – Reboot</text:span><text:span text:style-name="T314"/><text:span text:style-name="T315"/></text:p>
      <text:p text:style-name="P80"><text:span text:style-name="T316"/><text:span text:style-name="T317"/><text:span text:style-name="T318"/></text:p>
      <text:p text:style-name="P81"><text:span text:style-name="T319">%0AA – $GFS – GovnFS codes</text:span><text:span text:style-name="T320"/><text:span text:style-name="T321"/></text:p>
      <text:p text:style-name="P82"><text:span text:style-name="T322"><text:s text:c="2"/>%0AA %01 – Directory group</text:span><text:span text:style-name="T323"/><text:span text:style-name="T324"/></text:p>
      <text:p text:style-name="P83"><text:span text:style-name="T325"><text:s text:c="2"/>%0AA %02 – File group</text:span><text:span text:style-name="T326"/><text:span text:style-name="T327"/></text:p>
      <text:p text:style-name="P84"><text:span text:style-name="T328"><text:s text:c="2"/>%0AA %03 – Divide group</text:span><text:span text:style-name="T329"/><text:span text:style-name="T330"/></text:p>
      <text:p text:style-name="P85"><text:span text:style-name="T331"><text:s text:c="2"/>%0AA %10 – End of disk</text:span><text:span text:style-name="T332"/><text:span text:style-name="T333"/></text:p>
      <text:p text:style-name="P86"><text:span text:style-name="T334"/><text:span text:style-name="T335"/><text:span text:style-name="T336"/></text:p>
      <text:p text:style-name="P87"><text:span text:style-name="T337">4.<text:s text:c="2"/>Footnotes</text:span><text:span text:style-name="T338"/><text:span text:style-name="T339"/></text:p>
      <text:p text:style-name="P88"><text:span text:style-name="T340"><text:s text:c="2"/>[1] – (Highest stack value - 1). So if the highest stack value is at %0FFF0, SP would point to %0FFEF.</text:span><text:span text:style-name="T341"/><text:span text:style-name="T342"/></text:p>
      <text:p text:style-name="P89"><text:span text:style-name="T343"/><text:span text:style-name="T344"/><text:span text:style-name="T3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36">
      <style:paragraph-properties/>
      <style:text-properties fo:font-size="10pt"/>
    </style:style>
    <style:style style:display-name="DStyle_text" style:family="text" style:name="637">
      <style:paragraph-properties/>
    </style:style>
    <style:style style:parent-style-name="636" style:display-name="DStyle_paragraph" style:family="paragraph" style:name="638">
      <style:paragraph-properties/>
      <style:text-properties fo:font-size="10pt"/>
    </style:style>
    <style:style style:parent-style-name="636" style:display-name="DStyle_text" style:family="text" style:name="639">
      <style:paragraph-properties/>
    </style:style>
    <style:style style:class="default" style:display-name="Normal" style:family="paragraph" style:name="640">
      <style:paragraph-properties/>
      <style:text-properties/>
    </style:style>
    <style:style style:parent-style-name="640" style:display-name="Heading 1" style:family="paragraph" style:name="641">
      <style:paragraph-properties fo:margin-top="18pt" fo:margin-bottom="4pt"/>
      <style:text-properties fo:color="#0f4761" fo:font-family="Arial" style:font-family-complex="Arial" fo:font-size="20pt"/>
    </style:style>
    <style:style style:parent-style-name="640" style:display-name="Heading 2" style:family="paragraph" style:name="642">
      <style:paragraph-properties fo:margin-top="8pt" fo:margin-bottom="4pt"/>
      <style:text-properties fo:color="#0f4761" fo:font-family="Arial" style:font-family-complex="Arial" fo:font-size="16pt"/>
    </style:style>
    <style:style style:parent-style-name="640" style:display-name="Heading 3" style:family="paragraph" style:name="643">
      <style:paragraph-properties fo:margin-top="8pt" fo:margin-bottom="4pt"/>
      <style:text-properties fo:color="#0f4761" fo:font-family="Arial" style:font-family-complex="Arial" fo:font-size="14pt"/>
    </style:style>
    <style:style style:parent-style-name="640" style:display-name="Heading 4" style:family="paragraph" style:name="644">
      <style:paragraph-properties fo:margin-top="4pt" fo:margin-bottom="2pt"/>
      <style:text-properties fo:color="#0f4761" fo:font-family="Arial" style:font-family-complex="Arial" fo:font-style="italic"/>
    </style:style>
    <style:style style:parent-style-name="640" style:display-name="Heading 5" style:family="paragraph" style:name="645">
      <style:paragraph-properties fo:margin-top="4pt" fo:margin-bottom="2pt"/>
      <style:text-properties fo:color="#0f4761" fo:font-family="Arial" style:font-family-complex="Arial"/>
    </style:style>
    <style:style style:parent-style-name="640" style:display-name="Heading 6" style:family="paragraph" style:name="646">
      <style:paragraph-properties fo:margin-top="2pt" fo:margin-bottom="0pt"/>
      <style:text-properties fo:color="#595959" fo:font-family="Arial" style:font-family-complex="Arial" fo:font-style="italic"/>
    </style:style>
    <style:style style:parent-style-name="640" style:display-name="Heading 7" style:family="paragraph" style:name="647">
      <style:paragraph-properties fo:margin-top="2pt" fo:margin-bottom="0pt"/>
      <style:text-properties fo:color="#595959" fo:font-family="Arial" style:font-family-complex="Arial"/>
    </style:style>
    <style:style style:parent-style-name="640" style:display-name="Heading 8" style:family="paragraph" style:name="648">
      <style:paragraph-properties fo:margin-bottom="0pt"/>
      <style:text-properties fo:color="#272727" fo:font-family="Arial" style:font-family-complex="Arial" fo:font-style="italic"/>
    </style:style>
    <style:style style:parent-style-name="640" style:display-name="Heading 9" style:family="paragraph" style:name="649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50">
      <style:paragraph-properties/>
    </style:style>
    <style:style style:parent-style-name="650" style:display-name="Heading 1 Char" style:family="text" style:name="651">
      <style:paragraph-properties/>
      <style:text-properties fo:color="#0f4761" fo:font-family="Arial" style:font-family-complex="Arial" fo:font-size="20pt"/>
    </style:style>
    <style:style style:parent-style-name="650" style:display-name="Heading 2 Char" style:family="text" style:name="652">
      <style:paragraph-properties/>
      <style:text-properties fo:color="#0f4761" fo:font-family="Arial" style:font-family-complex="Arial" fo:font-size="16pt"/>
    </style:style>
    <style:style style:parent-style-name="650" style:display-name="Heading 3 Char" style:family="text" style:name="653">
      <style:paragraph-properties/>
      <style:text-properties fo:color="#0f4761" fo:font-family="Arial" style:font-family-complex="Arial" fo:font-size="14pt"/>
    </style:style>
    <style:style style:parent-style-name="650" style:display-name="Heading 4 Char" style:family="text" style:name="654">
      <style:paragraph-properties/>
      <style:text-properties fo:color="#0f4761" fo:font-family="Arial" style:font-family-complex="Arial" fo:font-style="italic"/>
    </style:style>
    <style:style style:parent-style-name="650" style:display-name="Heading 5 Char" style:family="text" style:name="655">
      <style:paragraph-properties/>
      <style:text-properties fo:color="#0f4761" fo:font-family="Arial" style:font-family-complex="Arial"/>
    </style:style>
    <style:style style:parent-style-name="650" style:display-name="Heading 6 Char" style:family="text" style:name="656">
      <style:paragraph-properties/>
      <style:text-properties fo:color="#595959" fo:font-family="Arial" style:font-family-complex="Arial" fo:font-style="italic"/>
    </style:style>
    <style:style style:parent-style-name="650" style:display-name="Heading 7 Char" style:family="text" style:name="657">
      <style:paragraph-properties/>
      <style:text-properties fo:color="#595959" fo:font-family="Arial" style:font-family-complex="Arial"/>
    </style:style>
    <style:style style:parent-style-name="650" style:display-name="Heading 8 Char" style:family="text" style:name="658">
      <style:paragraph-properties/>
      <style:text-properties fo:color="#272727" fo:font-family="Arial" style:font-family-complex="Arial" fo:font-style="italic"/>
    </style:style>
    <style:style style:parent-style-name="650" style:display-name="Heading 9 Char" style:family="text" style:name="659">
      <style:paragraph-properties/>
      <style:text-properties fo:color="#272727" fo:font-family="Arial" style:font-family-complex="Arial" fo:font-style="italic"/>
    </style:style>
    <style:style style:parent-style-name="640" style:display-name="Title" style:family="paragraph" style:name="660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650" style:display-name="Title Char" style:family="text" style:name="661">
      <style:paragraph-properties/>
      <style:text-properties fo:font-family="Arial" style:font-family-complex="Arial" fo:font-size="28pt" fo:letter-spacing="-0.5pt"/>
    </style:style>
    <style:style style:parent-style-name="640" style:display-name="Subtitle" style:family="paragraph" style:name="662">
      <style:paragraph-properties/>
      <style:text-properties fo:color="#595959" fo:font-size="14pt" fo:letter-spacing="0.75pt"/>
    </style:style>
    <style:style style:parent-style-name="650" style:display-name="Subtitle Char" style:family="text" style:name="663">
      <style:paragraph-properties/>
      <style:text-properties fo:color="#595959" fo:font-size="14pt" fo:letter-spacing="0.75pt"/>
    </style:style>
    <style:style style:parent-style-name="640" style:display-name="Quote" style:family="paragraph" style:name="664">
      <style:paragraph-properties fo:text-align="center" fo:margin-top="8pt"/>
      <style:text-properties fo:color="#404040" fo:font-style="italic"/>
    </style:style>
    <style:style style:parent-style-name="650" style:display-name="Quote Char" style:family="text" style:name="665">
      <style:paragraph-properties/>
      <style:text-properties fo:color="#404040" fo:font-style="italic"/>
    </style:style>
    <style:style style:parent-style-name="640" style:display-name="List Paragraph" style:family="paragraph" style:name="666">
      <style:paragraph-properties fo:margin-left="1.27cm" fo:margin-right="0cm" fo:text-indent="0cm"/>
    </style:style>
    <style:style style:parent-style-name="650" style:display-name="Intense Emphasis" style:family="text" style:name="667">
      <style:paragraph-properties/>
      <style:text-properties fo:color="#0f4761" fo:font-style="italic"/>
    </style:style>
    <style:style style:parent-style-name="640" style:display-name="Intense Quote" style:family="paragraph" style:name="668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50" style:display-name="Intense Quote Char" style:family="text" style:name="669">
      <style:paragraph-properties/>
      <style:text-properties fo:color="#0f4761" fo:font-style="italic"/>
    </style:style>
    <style:style style:parent-style-name="650" style:display-name="Intense Reference" style:family="text" style:name="670">
      <style:paragraph-properties/>
      <style:text-properties fo:font-variant="small-caps" fo:color="#0f4761" fo:letter-spacing="0.25pt" fo:font-weight="bold"/>
    </style:style>
    <style:style style:parent-style-name="640" style:display-name="No Spacing" style:family="paragraph" style:name="671">
      <style:paragraph-properties fo:line-height="100%" fo:margin-bottom="0pt"/>
    </style:style>
    <style:style style:parent-style-name="650" style:display-name="Subtle Emphasis" style:family="text" style:name="672">
      <style:paragraph-properties/>
      <style:text-properties fo:color="#404040" fo:font-style="italic"/>
    </style:style>
    <style:style style:parent-style-name="650" style:display-name="Emphasis" style:family="text" style:name="673">
      <style:paragraph-properties/>
      <style:text-properties fo:font-style="italic"/>
    </style:style>
    <style:style style:parent-style-name="650" style:display-name="Strong" style:family="text" style:name="674">
      <style:paragraph-properties/>
      <style:text-properties fo:font-weight="bold"/>
    </style:style>
    <style:style style:parent-style-name="650" style:display-name="Subtle Reference" style:family="text" style:name="675">
      <style:paragraph-properties/>
      <style:text-properties fo:font-variant="small-caps" fo:color="#5a5a5a"/>
    </style:style>
    <style:style style:parent-style-name="650" style:display-name="Book Title" style:family="text" style:name="676">
      <style:paragraph-properties/>
      <style:text-properties fo:letter-spacing="0.25pt" fo:font-style="italic" fo:font-weight="bold"/>
    </style:style>
    <style:style style:parent-style-name="640" style:display-name="Header" style:family="paragraph" style:name="6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50" style:display-name="Header Char" style:family="text" style:name="678">
      <style:paragraph-properties/>
    </style:style>
    <style:style style:parent-style-name="640" style:display-name="Footer" style:family="paragraph" style:name="679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50" style:display-name="Footer Char" style:family="text" style:name="680">
      <style:paragraph-properties/>
    </style:style>
    <style:style style:parent-style-name="640" style:display-name="footnote text" style:family="paragraph" style:name="681">
      <style:paragraph-properties fo:line-height="100%" fo:margin-bottom="0pt"/>
      <style:text-properties fo:font-size="10pt"/>
    </style:style>
    <style:style style:parent-style-name="650" style:display-name="Footnote Text Char" style:family="text" style:name="682">
      <style:paragraph-properties/>
      <style:text-properties fo:font-size="10pt"/>
    </style:style>
    <style:style style:parent-style-name="650" style:display-name="footnote reference" style:family="text" style:name="683">
      <style:paragraph-properties/>
      <style:text-properties style:text-position="super 58%"/>
    </style:style>
    <style:style style:parent-style-name="640" style:display-name="endnote text" style:family="paragraph" style:name="684">
      <style:paragraph-properties fo:line-height="100%" fo:margin-bottom="0pt"/>
      <style:text-properties fo:font-size="10pt"/>
    </style:style>
    <style:style style:parent-style-name="650" style:display-name="Endnote Text Char" style:family="text" style:name="685">
      <style:paragraph-properties/>
      <style:text-properties fo:font-size="10pt"/>
    </style:style>
    <style:style style:parent-style-name="650" style:display-name="endnote reference" style:family="text" style:name="686">
      <style:paragraph-properties/>
      <style:text-properties style:text-position="super 58%"/>
    </style:style>
    <style:style style:parent-style-name="650" style:display-name="Hyperlink" style:family="text" style:name="6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40" style:display-name="Internet link" style:family="text" style:name="68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40" style:display-name="Internet link" style:family="text" style:name="689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50" style:display-name="FollowedHyperlink" style:family="text" style:name="690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40" style:display-name="TOC Heading" style:family="paragraph" style:name="691">
      <style:paragraph-properties/>
    </style:style>
    <style:style style:parent-style-name="640" style:display-name="table of figures" style:family="paragraph" style:name="692">
      <style:paragraph-properties fo:margin-bottom="0pt"/>
    </style:style>
    <style:style style:parent-style-name="640" style:display-name="DStyle_paragraph" style:family="paragraph" style:name="693">
      <style:paragraph-properties/>
      <style:text-properties fo:color="#000000" fo:font-family="Times New Roman" style:font-family-complex="Times New Roman" fo:font-size="12pt" fo:language="en" fo:country="US"/>
    </style:style>
    <style:style style:parent-style-name="693" style:display-name="Standard" style:family="paragraph" style:name="694">
      <style:paragraph-properties/>
      <style:text-properties/>
    </style:style>
    <style:style style:parent-style-name="694" style:display-name="Heading" style:family="paragraph" style:name="695">
      <style:paragraph-properties fo:margin-top="12pt" fo:margin-bottom="6pt"/>
      <style:text-properties fo:font-family="Arial" style:font-family-complex="Arial" fo:font-size="14pt"/>
    </style:style>
    <style:style style:parent-style-name="694" style:display-name="Text body" style:family="paragraph" style:name="696">
      <style:paragraph-properties fo:margin-top="0pt" fo:margin-bottom="6pt"/>
    </style:style>
    <style:style style:parent-style-name="696" style:display-name="List" style:family="paragraph" style:name="697">
      <style:paragraph-properties/>
    </style:style>
    <style:style style:parent-style-name="694" style:display-name="Caption" style:family="paragraph" style:name="698">
      <style:paragraph-properties fo:margin-top="6pt" fo:margin-bottom="6pt"/>
      <style:text-properties fo:font-size="12pt" fo:font-style="italic"/>
    </style:style>
    <style:style style:parent-style-name="694" style:display-name="Index" style:family="paragraph" style:name="699">
      <style:paragraph-properties/>
    </style:style>
    <style:style style:parent-style-name="694" style:display-name="Preformatted Text" style:family="paragraph" style:name="700">
      <style:paragraph-properties fo:margin-top="0pt" fo:margin-bottom="0pt"/>
      <style:text-properties fo:font-family="Noto Sans Mono" style:font-family-complex="Noto Sans Mono" fo:font-size="10pt"/>
    </style:style>
    <style:style style:parent-style-name="640" style:display-name="T1" style:family="text" style:name="701">
      <style:paragraph-properties/>
    </style:style>
    <style:style style:parent-style-name="640" style:display-name="T2" style:family="text" style:name="702">
      <style:paragraph-properties/>
    </style:style>
    <style:style style:parent-style-name="640" style:display-name="T3" style:family="text" style:name="703">
      <style:paragraph-properties/>
    </style:style>
    <style:style style:parent-style-name="640" style:display-name="T4" style:family="text" style:name="704">
      <style:paragraph-properties/>
    </style:style>
    <style:style style:parent-style-name="640" style:display-name="T5" style:family="text" style:name="705">
      <style:paragraph-properties/>
    </style:style>
    <style:style style:parent-style-name="640" style:display-name="T6" style:family="text" style:name="706">
      <style:paragraph-properties/>
    </style:style>
    <style:style style:parent-style-name="640" style:display-name="T7" style:family="text" style:name="707">
      <style:paragraph-properties/>
    </style:style>
    <style:style style:parent-style-name="640" style:display-name="T8" style:family="text" style:name="708">
      <style:paragraph-properties/>
    </style:style>
    <style:style style:parent-style-name="640" style:display-name="T9" style:family="text" style:name="709">
      <style:paragraph-properties/>
    </style:style>
    <style:style style:parent-style-name="640" style:display-name="T10" style:family="text" style:name="710">
      <style:paragraph-properties/>
    </style:style>
    <style:style style:parent-style-name="640" style:display-name="T11" style:family="text" style:name="711">
      <style:paragraph-properties/>
    </style:style>
    <style:style style:parent-style-name="640" style:display-name="T12" style:family="text" style:name="712">
      <style:paragraph-properties/>
    </style:style>
    <style:style style:parent-style-name="640" style:display-name="T13" style:family="text" style:name="713">
      <style:paragraph-properties/>
    </style:style>
    <style:style style:parent-style-name="640" style:display-name="T14" style:family="text" style:name="714">
      <style:paragraph-properties/>
    </style:style>
    <style:style style:parent-style-name="640" style:display-name="T15" style:family="text" style:name="715">
      <style:paragraph-properties/>
    </style:style>
    <style:style style:parent-style-name="640" style:display-name="T16" style:family="text" style:name="716">
      <style:paragraph-properties/>
    </style:style>
    <style:style style:parent-style-name="640" style:display-name="T17" style:family="text" style:name="717">
      <style:paragraph-properties/>
    </style:style>
    <style:style style:parent-style-name="640" style:display-name="T18" style:family="text" style:name="718">
      <style:paragraph-properties/>
    </style:style>
    <style:style style:parent-style-name="640" style:display-name="T19" style:family="text" style:name="719">
      <style:paragraph-properties/>
    </style:style>
    <style:style style:parent-style-name="640" style:display-name="T20" style:family="text" style:name="720">
      <style:paragraph-properties/>
    </style:style>
    <style:style style:parent-style-name="640" style:display-name="T21" style:family="text" style:name="721">
      <style:paragraph-properties/>
    </style:style>
    <style:style style:parent-style-name="640" style:display-name="T22" style:family="text" style:name="722">
      <style:paragraph-properties/>
    </style:style>
    <style:style style:parent-style-name="640" style:display-name="T23" style:family="text" style:name="723">
      <style:paragraph-properties/>
    </style:style>
    <style:style style:parent-style-name="640" style:display-name="T24" style:family="text" style:name="724">
      <style:paragraph-properties/>
    </style:style>
    <style:style style:parent-style-name="640" style:display-name="T25" style:family="text" style:name="725">
      <style:paragraph-properties/>
    </style:style>
    <style:style style:parent-style-name="640" style:display-name="T26" style:family="text" style:name="726">
      <style:paragraph-properties/>
    </style:style>
    <style:style style:parent-style-name="640" style:display-name="T27" style:family="text" style:name="727">
      <style:paragraph-properties/>
    </style:style>
    <style:style style:parent-style-name="640" style:display-name="T28" style:family="text" style:name="728">
      <style:paragraph-properties/>
    </style:style>
    <style:style style:parent-style-name="640" style:display-name="T29" style:family="text" style:name="729">
      <style:paragraph-properties/>
    </style:style>
    <style:style style:parent-style-name="640" style:display-name="T30" style:family="text" style:name="730">
      <style:paragraph-properties/>
    </style:style>
    <style:style style:parent-style-name="640" style:display-name="T31" style:family="text" style:name="731">
      <style:paragraph-properties/>
    </style:style>
    <style:style style:parent-style-name="640" style:display-name="T32" style:family="text" style:name="732">
      <style:paragraph-properties/>
    </style:style>
    <style:style style:parent-style-name="640" style:display-name="T33" style:family="text" style:name="733">
      <style:paragraph-properties/>
    </style:style>
    <style:style style:parent-style-name="640" style:display-name="T34" style:family="text" style:name="734">
      <style:paragraph-properties/>
    </style:style>
    <style:style style:parent-style-name="640" style:display-name="T35" style:family="text" style:name="735">
      <style:paragraph-properties/>
    </style:style>
    <style:style style:parent-style-name="640" style:display-name="T36" style:family="text" style:name="736">
      <style:paragraph-properties/>
    </style:style>
    <style:style style:parent-style-name="640" style:display-name="T1" style:family="text" style:name="737">
      <style:paragraph-properties/>
    </style:style>
    <style:style style:parent-style-name="640" style:display-name="T2" style:family="text" style:name="738">
      <style:paragraph-properties/>
    </style:style>
    <style:style style:parent-style-name="640" style:display-name="T3" style:family="text" style:name="739">
      <style:paragraph-properties/>
    </style:style>
    <style:style style:parent-style-name="640" style:display-name="T4" style:family="text" style:name="740">
      <style:paragraph-properties/>
    </style:style>
    <style:style style:parent-style-name="640" style:display-name="T5" style:family="text" style:name="741">
      <style:paragraph-properties/>
    </style:style>
    <style:style style:parent-style-name="640" style:display-name="T6" style:family="text" style:name="742">
      <style:paragraph-properties/>
    </style:style>
    <style:style style:parent-style-name="640" style:display-name="T7" style:family="text" style:name="743">
      <style:paragraph-properties/>
    </style:style>
    <style:style style:parent-style-name="640" style:display-name="T8" style:family="text" style:name="744">
      <style:paragraph-properties/>
    </style:style>
    <style:style style:parent-style-name="640" style:display-name="T9" style:family="text" style:name="745">
      <style:paragraph-properties/>
    </style:style>
    <style:style style:parent-style-name="640" style:display-name="T10" style:family="text" style:name="746">
      <style:paragraph-properties/>
    </style:style>
    <style:style style:parent-style-name="640" style:display-name="T11" style:family="text" style:name="747">
      <style:paragraph-properties/>
    </style:style>
    <style:style style:parent-style-name="640" style:display-name="T12" style:family="text" style:name="748">
      <style:paragraph-properties/>
    </style:style>
    <style:style style:parent-style-name="640" style:display-name="T13" style:family="text" style:name="749">
      <style:paragraph-properties/>
    </style:style>
    <style:style style:parent-style-name="640" style:display-name="T14" style:family="text" style:name="750">
      <style:paragraph-properties/>
    </style:style>
    <style:style style:parent-style-name="640" style:display-name="T15" style:family="text" style:name="751">
      <style:paragraph-properties/>
    </style:style>
    <style:style style:parent-style-name="640" style:display-name="T16" style:family="text" style:name="752">
      <style:paragraph-properties/>
    </style:style>
    <style:style style:parent-style-name="640" style:display-name="T17" style:family="text" style:name="753">
      <style:paragraph-properties/>
    </style:style>
    <style:style style:parent-style-name="640" style:display-name="T18" style:family="text" style:name="754">
      <style:paragraph-properties/>
    </style:style>
    <style:style style:parent-style-name="640" style:display-name="T19" style:family="text" style:name="755">
      <style:paragraph-properties/>
    </style:style>
    <style:style style:parent-style-name="640" style:display-name="T20" style:family="text" style:name="756">
      <style:paragraph-properties/>
    </style:style>
    <style:style style:parent-style-name="640" style:display-name="T21" style:family="text" style:name="757">
      <style:paragraph-properties/>
    </style:style>
    <style:style style:parent-style-name="640" style:display-name="T22" style:family="text" style:name="758">
      <style:paragraph-properties/>
    </style:style>
    <style:style style:parent-style-name="640" style:display-name="T23" style:family="text" style:name="759">
      <style:paragraph-properties/>
    </style:style>
    <style:style style:parent-style-name="640" style:display-name="T24" style:family="text" style:name="760">
      <style:paragraph-properties/>
    </style:style>
    <style:style style:parent-style-name="640" style:display-name="T25" style:family="text" style:name="761">
      <style:paragraph-properties/>
    </style:style>
    <style:style style:parent-style-name="640" style:display-name="T26" style:family="text" style:name="762">
      <style:paragraph-properties/>
    </style:style>
    <style:style style:parent-style-name="640" style:display-name="T27" style:family="text" style:name="763">
      <style:paragraph-properties/>
    </style:style>
    <style:style style:parent-style-name="640" style:display-name="T28" style:family="text" style:name="764">
      <style:paragraph-properties/>
    </style:style>
    <style:style style:parent-style-name="640" style:display-name="T29" style:family="text" style:name="765">
      <style:paragraph-properties/>
    </style:style>
    <style:style style:parent-style-name="640" style:display-name="T30" style:family="text" style:name="766">
      <style:paragraph-properties/>
    </style:style>
    <style:style style:parent-style-name="640" style:display-name="T31" style:family="text" style:name="767">
      <style:paragraph-properties/>
    </style:style>
    <style:style style:parent-style-name="640" style:display-name="T32" style:family="text" style:name="768">
      <style:paragraph-properties/>
    </style:style>
    <style:style style:parent-style-name="640" style:display-name="T33" style:family="text" style:name="769">
      <style:paragraph-properties/>
    </style:style>
    <style:style style:parent-style-name="640" style:display-name="T34" style:family="text" style:name="770">
      <style:paragraph-properties/>
    </style:style>
    <style:style style:parent-style-name="640" style:display-name="T35" style:family="text" style:name="771">
      <style:paragraph-properties/>
    </style:style>
    <style:style style:parent-style-name="640" style:display-name="T36" style:family="text" style:name="772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text:list-style style:name="WWNum1">
      <text:list-level-style-bullet text:level="1" text:style-name="T1" text:bullet-char="•  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bullet>
      <text:list-level-style-bullet text:level="2" text:style-name="T2" text:bullet-char="•  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bullet>
      <text:list-level-style-bullet text:level="3" text:style-name="T3" text:bullet-char="•  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4" text:bullet-char="•  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5" text:bullet-char="•  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6" text:bullet-char="•  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7" text:bullet-char="•  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8" text:bullet-char="•  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9" text:bullet-char="•  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0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1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2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3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4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5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6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7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9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0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2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3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5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6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1.1.27</meta:generator>
    <dc:creator>bulka aklub</dc:creator>
  </office:meta>
</office:document-meta>
</file>